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станавливаемые пакеты</text:h>
      <text:p text:style-name="Text_20_body">По главам:</text:p>
      <text:list xml:id="list1404056242" text:style-name="L1">
        <text:list-item>
          <text:p text:style-name="P1">Настройка SSHD</text:p>
          <text:list>
            <text:list-item>
              <text:p text:style-name="P1">openssh-server</text:p>
            </text:list-item>
          </text:list>
        </text:list-item>
        <text:list-item>
          <text:p text:style-name="P1">Настройка VSFTPD</text:p>
          <text:list>
            <text:list-item>
              <text:p text:style-name="P1">vsftpd</text:p>
            </text:list-item>
          </text:list>
        </text:list-item>
        <text:list-item>
          <text:p text:style-name="P1">Настройка SAMBA</text:p>
          <text:list>
            <text:list-item>
              <text:p text:style-name="P1">samba </text:p>
            </text:list-item>
            <text:list-item>
              <text:p text:style-name="P1">samba-common </text:p>
            </text:list-item>
            <text:list-item>
              <text:p text:style-name="P1">samba-doc smbclient</text:p>
            </text:list-item>
          </text:list>
        </text:list-item>
        <text:list-item>
          <text:p text:style-name="P1">SAMBA и ПОЛЬЗОВАТЕЛИ WINDOWS (вариант 1)</text:p>
          <text:list>
            <text:list-item>
              <text:p text:style-name="P1">reiserfsprogs</text:p>
            </text:list-item>
            <text:list-item>
              <text:p text:style-name="P1">acl</text:p>
            </text:list-item>
          </text:list>
        </text:list-item>
        <text:list-item>
          <text:p text:style-name="P1">SAMBA и ПОЛЬЗОВАТЕЛИ WINDOWS (вариант 2)</text:p>
        </text:list-item>
        <text:list-item>
          <text:p text:style-name="P1">Базовая настройка APACHE, PHP, MYSQL</text:p>
          <text:list>
            <text:list-item>
              <text:p text:style-name="P1">apache2</text:p>
            </text:list-item>
            <text:list-item>
              <text:p text:style-name="P1">libapache2-mod-php5</text:p>
            </text:list-item>
            <text:list-item>
              <text:p text:style-name="P1">php5-mysql</text:p>
            </text:list-item>
            <text:list-item>
              <text:p text:style-name="P1">mysql-server</text:p>
            </text:list-item>
          </text:list>
        </text:list-item>
      </text:list>
      <text:p text:style-name="Text_20_body">Дополнительно для удобства:</text:p>
      <text:list xml:id="list1159319293" text:style-name="L2">
        <text:list-item>
          <text:p text:style-name="P2">mc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7T00:27:15</meta:creation-date>
    <meta:generator>OpenOffice.org/3.1$Linux OpenOffice.org_project/310m11$Build-9399</meta:generator>
    <dc:date>2009-08-17T00:34:53</dc:date>
    <meta:editing-duration>PT00H07M38S</meta:editing-duration>
    <meta:editing-cycles>2</meta:editing-cycles>
    <meta:document-statistic meta:table-count="0" meta:image-count="0" meta:object-count="0" meta:page-count="1" meta:paragraph-count="21" meta:word-count="61" meta:character-count="362"/>
  </office:meta>
</office:document-meta>
</file>